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officeooo:rsid="001df054" officeooo:paragraph-rsid="001df054"/>
    </style:style>
    <style:style style:name="P2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officeooo:rsid="001df054" officeooo:paragraph-rsid="001e08ee"/>
    </style:style>
    <style:style style:name="P3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officeooo:rsid="001df054" officeooo:paragraph-rsid="001e3d0c"/>
    </style:style>
    <style:style style:name="P4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officeooo:rsid="001e08ee" officeooo:paragraph-rsid="001e3d0c"/>
    </style:style>
    <style:style style:name="P5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officeooo:rsid="001e3d0c" officeooo:paragraph-rsid="001e3d0c"/>
    </style:style>
    <style:style style:name="P6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officeooo:rsid="001e650c" officeooo:paragraph-rsid="001e650c"/>
    </style:style>
    <style:style style:name="P7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officeooo:rsid="001eaf99" officeooo:paragraph-rsid="001eaf99"/>
    </style:style>
    <style:style style:name="P8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1e650c" officeooo:paragraph-rsid="001e650c" style:font-style-asian="normal" style:font-style-complex="normal"/>
    </style:style>
    <style:style style:name="P9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1e650c" officeooo:paragraph-rsid="002006ac" style:font-style-asian="normal" style:font-style-complex="normal"/>
    </style:style>
    <style:style style:name="P10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1e650c" officeooo:paragraph-rsid="0024e034" style:font-style-asian="normal" style:font-style-complex="normal"/>
    </style:style>
    <style:style style:name="P11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1eaf99" officeooo:paragraph-rsid="001eaf99" style:font-style-asian="normal" style:font-style-complex="normal"/>
    </style:style>
    <style:style style:name="P12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1eaf99" officeooo:paragraph-rsid="002006ac" style:font-style-asian="normal" style:font-style-complex="normal"/>
    </style:style>
    <style:style style:name="P13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1eaf99" officeooo:paragraph-rsid="0024e034" style:font-style-asian="normal" style:font-style-complex="normal"/>
    </style:style>
    <style:style style:name="P14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1eaf99" officeooo:paragraph-rsid="00255b24" style:font-style-asian="normal" style:font-style-complex="normal"/>
    </style:style>
    <style:style style:name="P15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1eaf99" officeooo:paragraph-rsid="00264a5f" style:font-style-asian="normal" style:font-style-complex="normal"/>
    </style:style>
    <style:style style:name="P16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2006ac" officeooo:paragraph-rsid="002006ac" style:font-style-asian="normal" style:font-style-complex="normal"/>
    </style:style>
    <style:style style:name="P17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1df054" officeooo:paragraph-rsid="002006ac" style:font-style-asian="normal" style:font-style-complex="normal"/>
    </style:style>
    <style:style style:name="P18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20d559" officeooo:paragraph-rsid="0020d559" style:font-style-asian="normal" style:font-style-complex="normal"/>
    </style:style>
    <style:style style:name="P19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1e3d0c" officeooo:paragraph-rsid="002006ac" style:font-style-asian="normal" style:font-style-complex="normal"/>
    </style:style>
    <style:style style:name="P20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1e3d0c" officeooo:paragraph-rsid="0024e034" style:font-style-asian="normal" style:font-style-complex="normal"/>
    </style:style>
    <style:style style:name="P21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1e3d0c" officeooo:paragraph-rsid="00264a5f" style:font-style-asian="normal" style:font-style-complex="normal"/>
    </style:style>
    <style:style style:name="P22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2337a9" officeooo:paragraph-rsid="002337a9" style:font-style-asian="normal" style:font-style-complex="normal"/>
    </style:style>
    <style:style style:name="P23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2337a9" officeooo:paragraph-rsid="0024e034" style:font-style-asian="normal" style:font-style-complex="normal"/>
    </style:style>
    <style:style style:name="P24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2337a9" officeooo:paragraph-rsid="00264a5f" style:font-style-asian="normal" style:font-style-complex="normal"/>
    </style:style>
    <style:style style:name="P25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246831" officeooo:paragraph-rsid="00246831" style:font-style-asian="normal" style:font-style-complex="normal"/>
    </style:style>
    <style:style style:name="P26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24e034" officeooo:paragraph-rsid="0024e034" style:font-style-asian="normal" style:font-style-complex="normal"/>
    </style:style>
    <style:style style:name="P27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255682" officeooo:paragraph-rsid="00255682" style:font-style-asian="normal" style:font-style-complex="normal"/>
    </style:style>
    <style:style style:name="P28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264a5f" officeooo:paragraph-rsid="00264a5f" style:font-style-asian="normal" style:font-style-complex="normal"/>
    </style:style>
    <style:style style:name="P29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27c5ca" officeooo:paragraph-rsid="0027c5ca" style:font-style-asian="normal" style:font-style-complex="normal"/>
    </style:style>
    <style:style style:name="P30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officeooo:rsid="002006ac" officeooo:paragraph-rsid="002006ac"/>
    </style:style>
    <style:style style:name="P31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officeooo:rsid="0020d559" officeooo:paragraph-rsid="0020d559"/>
    </style:style>
    <style:style style:name="P32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officeooo:rsid="0021231b" officeooo:paragraph-rsid="0021231b"/>
    </style:style>
    <style:style style:name="P33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officeooo:rsid="001df054" officeooo:paragraph-rsid="001df054"/>
    </style:style>
    <style:style style:name="P34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1e650c" officeooo:paragraph-rsid="00264a5f" style:font-style-asian="normal" style:font-style-complex="normal"/>
    </style:style>
    <style:style style:name="P35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28e8fa" officeooo:paragraph-rsid="0028e8fa" style:font-style-asian="normal" style:font-style-complex="normal"/>
    </style:style>
    <style:style style:name="P36" style:family="paragraph" style:parent-style-name="Standard">
      <style:paragraph-properties>
        <style:tab-stops>
          <style:tab-stop style:position="0.2484in"/>
          <style:tab-stop style:position="0.4965in"/>
          <style:tab-stop style:position="0.7535in"/>
          <style:tab-stop style:position="1.0016in"/>
          <style:tab-stop style:position="1.25in"/>
          <style:tab-stop style:position="1.4984in"/>
          <style:tab-stop style:position="1.7465in"/>
          <style:tab-stop style:position="2.0035in"/>
          <style:tab-stop style:position="2.2516in"/>
          <style:tab-stop style:position="2.5in"/>
        </style:tab-stops>
      </style:paragraph-properties>
      <style:text-properties fo:font-style="normal" officeooo:rsid="0028fbe4" officeooo:paragraph-rsid="0028fbe4" style:font-style-asian="normal" style:font-style-complex="normal"/>
    </style:style>
    <style:style style:name="T1" style:family="text">
      <style:text-properties officeooo:rsid="001e08ee"/>
    </style:style>
    <style:style style:name="T2" style:family="text">
      <style:text-properties officeooo:rsid="001e3d0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e3d0c" style:font-style-asian="italic" style:font-style-complex="italic"/>
    </style:style>
    <style:style style:name="T5" style:family="text">
      <style:text-properties fo:font-style="italic" officeooo:rsid="001e650c" style:font-style-asian="italic" style:font-style-complex="italic"/>
    </style:style>
    <style:style style:name="T6" style:family="text">
      <style:text-properties fo:font-style="italic" officeooo:rsid="0021231b" style:font-style-asian="italic" style:font-style-complex="italic"/>
    </style:style>
    <style:style style:name="T7" style:family="text">
      <style:text-properties fo:font-style="italic" officeooo:rsid="00255b24" style:font-style-asian="italic" style:font-style-complex="italic"/>
    </style:style>
    <style:style style:name="T8" style:family="text">
      <style:text-properties fo:font-style="italic" officeooo:rsid="0028fbe4" style:font-style-asian="italic" style:font-style-complex="italic"/>
    </style:style>
    <style:style style:name="T9" style:family="text">
      <style:text-properties fo:font-style="italic" officeooo:rsid="002af17a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e08ee" style:font-style-asian="normal" style:font-style-complex="normal"/>
    </style:style>
    <style:style style:name="T12" style:family="text">
      <style:text-properties fo:font-style="normal" officeooo:rsid="001e650c" style:font-style-asian="normal" style:font-style-complex="normal"/>
    </style:style>
    <style:style style:name="T13" style:family="text">
      <style:text-properties fo:font-style="normal" officeooo:rsid="001e3d0c" style:font-style-asian="normal" style:font-style-complex="normal"/>
    </style:style>
    <style:style style:name="T14" style:family="text">
      <style:text-properties fo:font-style="normal" officeooo:rsid="001df054" style:font-style-asian="normal" style:font-style-complex="normal"/>
    </style:style>
    <style:style style:name="T15" style:family="text">
      <style:text-properties fo:font-style="normal" officeooo:rsid="0021231b" style:font-style-asian="normal" style:font-style-complex="normal"/>
    </style:style>
    <style:style style:name="T16" style:family="text">
      <style:text-properties officeooo:rsid="002337a9"/>
    </style:style>
    <style:style style:name="T17" style:family="text">
      <style:text-properties officeooo:rsid="00246831"/>
    </style:style>
    <style:style style:name="T18" style:family="text">
      <style:text-properties officeooo:rsid="0024e034"/>
    </style:style>
    <style:style style:name="T19" style:family="text">
      <style:text-properties officeooo:rsid="00255b24"/>
    </style:style>
    <style:style style:name="T20" style:family="text">
      <style:text-properties officeooo:rsid="0027c5ca"/>
    </style:style>
    <style:style style:name="T21" style:family="text">
      <style:text-properties officeooo:rsid="0028e8fa"/>
    </style:style>
    <style:style style:name="T22" style:family="text">
      <style:text-properties officeooo:rsid="0028fbe4"/>
    </style:style>
    <style:style style:name="T23" style:family="text">
      <style:text-properties officeooo:rsid="002af1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omated Processing</text:p>
      <text:p text:style-name="P2">cron: <text:tab/></text:p>
      <text:p text:style-name="P2"><text:span text:style-name="T1"><text:tab/><text:tab/></text:span>runs rmg_process every minute</text:p>
      <text:p text:style-name="P33"><text:tab/><text:span text:style-name="T1"><text:tab/></text:span>appends stdout and stderr to /var/log/rmg/rmg_process.log (hard-coded in crontab)</text:p>
      <text:p text:style-name="P1"/>
      <text:p text:style-name="P2">rmg_process:</text:p>
      <text:p text:style-name="P2"><text:span text:style-name="T1"><text:tab/></text:span> <text:tab/>serially executes automated processing scripts</text:p>
      <text:p text:style-name="P1"><text:tab/><text:span text:style-name="T1"><text:tab/></text:span>only allows one instance to run at a time</text:p>
      <text:p text:style-name="P1"><text:tab/><text:tab/>sources rmg_env</text:p>
      <text:p text:style-name="P1"><text:tab/>calls:<text:tab/>rmg_det_to_db, rmg_filter_auto, rmg_position_auto, rmg_track_auto</text:p>
      <text:p text:style-name="P1"/>
      <text:p text:style-name="P2">rmg_det_to_db:</text:p>
      <text:p text:style-name="P2"><text:span text:style-name="T1"><text:tab/></text:span><text:tab/>reads .det files, calculates signal parameters, writes to est table, writes .est files, <text:span text:style-name="T1"><text:tab/><text:tab/><text:tab/><text:tab/><text:tab/></text:span>moves .est files to .tar file</text:p>
      <text:p text:style-name="P1"><text:tab/><text:tab/>only allows one instance to run at a time</text:p>
      <text:p text:style-name="P2"><text:tab/>rmg_env variables:</text:p>
      <text:p text:style-name="P3"><text:span text:style-name="T1"><text:tab/></text:span><text:tab/>RMG_SERVER_DET_DIR <text:span text:style-name="T2">= /rmg_server/det_files</text:span></text:p>
      <text:p text:style-name="P3"><text:span text:style-name="T2"><text:tab/><text:tab/><text:tab/></text:span>root directory for .det files to be processed</text:p>
      <text:p text:style-name="P4"><text:tab/><text:tab/>RMG_SERVER_DET_ARCHIVE = /rmg_server/archive/det_files</text:p>
      <text:p text:style-name="P5"><text:tab/><text:tab/><text:tab/>root directory for .det files to be stored as compressed .tar files after processing</text:p>
      <text:p text:style-name="P4"><text:tab/><text:tab/>RMG_SERVER_DET_QUARANTINE <text:span text:style-name="T2">= /rmg_server/quarantine/det_files </text:span></text:p>
      <text:p text:style-name="P4"><text:span text:style-name="T2"><text:tab/><text:tab/><text:tab/></text:span>root directory to store .det files which are unable to be process<text:span text:style-name="T2">ed</text:span></text:p>
      <text:p text:style-name="P4"><text:span text:style-name="T2"><text:tab/><text:tab/></text:span>RMG_SERVER_EST_ARCHIVE <text:span text:style-name="T2">= /rmg_server/archive/est_files</text:span></text:p>
      <text:p text:style-name="P4"><text:span text:style-name="T2"><text:tab/><text:tab/><text:tab/></text:span>root directory for .est files to be stored after processing</text:p>
      <text:p text:style-name="P4"><text:tab/><text:tab/>RMG_DIRECTORY_THROTTLE <text:span text:style-name="T2">= 20</text:span></text:p>
      <text:p text:style-name="P4"><text:span text:style-name="T2"><text:tab/><text:tab/><text:tab/></text:span>number of minute folders per site to process per invocation</text:p>
      <text:p text:style-name="P5"><text:tab/>input data:</text:p>
      <text:p text:style-name="P5"><text:tab/><text:tab/>.det files stored as $RMG_SERVER_DET_DIR/<text:span text:style-name="T3">sitename</text:span>/<text:span text:style-name="T3">YYYY</text:span>/<text:span text:style-name="T3">MM</text:span>/<text:span text:style-name="T3">DD</text:span>/<text:span text:style-name="T3">hh</text:span>/<text:span text:style-name="T3">mm</text:span>/<text:span text:style-name="T5">deploymentIDssuuuuuu</text:span>.det</text:p>
      <text:p text:style-name="P5"><text:tab/>outer loop processing:</text:p>
      <text:p text:style-name="P5"><text:tab/><text:tab/>for every directory found at $RMG_SERVER_DET_DIR/</text:p>
      <text:p text:style-name="P5"><text:tab/><text:tab/><text:tab/>if there is an entry for <text:span text:style-name="T3">sitename</text:span><text:span text:style-name="T10"> in site table</text:span></text:p>
      <text:p text:style-name="P5"><text:span text:style-name="T10"><text:tab/><text:tab/><text:tab/><text:tab/>walk directory tree depth-first in alphabetical (and chronological) order and process the first $</text:span><text:span text:style-name="T11">RMG_DIRECTORY_THROTTLE</text:span><text:span text:style-name="T10"> </text:span><text:span text:style-name="T12">minute directories (leaf directories)</text:span></text:p>
      <text:p text:style-name="P8"><text:tab/>output data:</text:p>
      <text:p text:style-name="P8"><text:tab/><text:tab/>if .det file processing is successful</text:p>
      <text:p text:style-name="P8"><text:tab/><text:tab/><text:tab/>appends est data to est table, uses auto-incrementing ID</text:p>
      <text:p text:style-name="P6"><text:span text:style-name="T10"><text:tab/><text:tab/><text:tab/>writes .est file to $</text:span><text:span text:style-name="T11">RMG_SERVER_EST_ARCHIVE</text:span><text:span text:style-name="T10">/</text:span><text:span text:style-name="T4">sitename/YYYY/MM/DD/hh/mm/</text:span><text:span text:style-name="T3">deploymentID</text:span><text:span text:style-name="T10">.est</text:span></text:p>
      <text:p text:style-name="P7"><text:span text:style-name="T10"><text:tab/><text:tab/><text:tab/>moves .det file to compressed .tar file $</text:span><text:span text:style-name="T11">RMG_SERVER_DET_ARCHIVE</text:span><text:span text:style-name="T13">/</text:span><text:span text:style-name="T4">sitename</text:span><text:span text:style-name="T13">/</text:span><text:span text:style-name="T4">YYYY</text:span><text:span text:style-name="T13">/</text:span><text:span text:style-name="T4">MM</text:span><text:span text:style-name="T13">/</text:span><text:span text:style-name="T4">DD</text:span><text:span text:style-name="T13">/</text:span><text:span text:style-name="T4">hh</text:span><text:span text:style-name="T13">/</text:span><text:span text:style-name="T4">mm</text:span><text:span text:style-name="T13">/</text:span><text:span text:style-name="T4">sitename</text:span><text:span text:style-name="T10">.</text:span><text:span text:style-name="T4">YYYY</text:span><text:span text:style-name="T10">.</text:span><text:span text:style-name="T4">MM</text:span><text:span text:style-name="T10">.</text:span><text:span text:style-name="T4">DD</text:span><text:span text:style-name="T10">.</text:span><text:span text:style-name="T4">hh</text:span><text:span text:style-name="T10">.</text:span><text:span text:style-name="T4">mm</text:span><text:span text:style-name="T10">.tar</text:span></text:p>
      <text:p text:style-name="P11"><text:tab/><text:tab/>if unsuccessful</text:p>
      <text:p text:style-name="P7"><text:span text:style-name="T10"><text:tab/><text:tab/><text:tab/>move failed .det file to $</text:span><text:span text:style-name="T11">RMG_SERVER_DET_QUARANTINE</text:span><text:span text:style-name="T10">/</text:span><text:span text:style-name="T3">sitename_YYYY.MM.DD.hh.mm</text:span><text:span text:style-name="T10">/</text:span></text:p>
      <text:p text:style-name="P11"><text:tab/>processing statistics:</text:p>
      <text:p text:style-name="P11"><text:tab/><text:tab/>beginning_timestamp = NULL</text:p>
      <text:p text:style-name="P11"><text:s text:c="2"/><text:tab/><text:tab/>ending_timestamp = NULL</text:p>
      <text:p text:style-name="P11"><text:tab/><text:tab/>beginning_index = NULL </text:p>
      <text:p text:style-name="P11"><text:soft-page-break/><text:tab/><text:tab/>ending_index = NULL</text:p>
      <text:p text:style-name="P11"><text:tab/><text:tab/>number_records_input = total number of minute directories read</text:p>
      <text:p text:style-name="P11"><text:tab/><text:tab/>number_records_output = total number of est records written to est table</text:p>
      <text:p text:style-name="P11"/>
      <text:p text:style-name="P30"><text:span text:style-name="T11">r</text:span><text:span text:style-name="T10">mg_filter_auto:</text:span></text:p>
      <text:p text:style-name="P16"><text:tab/><text:tab/>performs interval estimation and est scoring based on expected pulse time</text:p>
      <text:p text:style-name="P31"><text:span text:style-name="T10"><text:tab/><text:tab/></text:span><text:span text:style-name="T14">only allows one instance to run at a time</text:span></text:p>
      <text:p text:style-name="P17"><text:tab/>rmg_env variables:</text:p>
      <text:p text:style-name="P18"><text:tab/><text:tab/>RMG_EST_THROTTLE = 50000</text:p>
      <text:p text:style-name="P18"><text:tab/><text:tab/><text:tab/>number of est records to score in a given invocation</text:p>
      <text:p text:style-name="P18"><text:tab/><text:tab/>RMG_EST_SCORE_INTERVAL = 60</text:p>
      <text:p text:style-name="P18"><text:tab/><text:tab/><text:tab/>time window parameter for estimating the pulse interval, in seconds</text:p>
      <text:p text:style-name="P18"><text:tab/><text:tab/>RMG_EST_SCORE_NEIGHBORHOOD = 20</text:p>
      <text:p text:style-name="P18"><text:tab/><text:tab/><text:tab/>time window parameter for scoring corroborators</text:p>
      <text:p text:style-name="P19"><text:tab/>input data:</text:p>
      <text:p text:style-name="P31"><text:span text:style-name="T10"><text:tab/><text:tab/></text:span><text:span text:style-name="T15">guaranteed to score est records with IDs greater than </text:span><text:span text:style-name="T6">estscore</text:span><text:span text:style-name="T15"> cursor and less than or equal to </text:span><text:span text:style-name="T6">estscore</text:span><text:span text:style-name="T15"> + $RMG_EST_THROTTLE (</text:span><text:span text:style-name="T6">estIDrange</text:span><text:span text:style-name="T15">)</text:span></text:p>
      <text:p text:style-name="P32"><text:span text:style-name="T15"><text:tab/></text:span><text:span text:style-name="T10"><text:tab/>scoring is done with all available est records for a given time range so older records are re-scored and records with IDs greater than </text:span><text:span text:style-name="T3">estscore</text:span><text:span text:style-name="T10"> + $RMG_EST_THROTTLE will be scored but will be re-scored when they fall within </text:span><text:span text:style-name="T3">estIDrange</text:span></text:p>
      <text:p text:style-name="P19"><text:tab/>outer loop processing:</text:p>
      <text:p text:style-name="P22"><text:tab/><text:tab/>for every deploymentID with est records with ID within <text:span text:style-name="T3">estIDrange</text:span></text:p>
      <text:p text:style-name="P22"><text:span text:style-name="T3"><text:tab/><text:tab/><text:tab/></text:span>generate a sorted list of that deploymentID est records' timestamp</text:p>
      <text:p text:style-name="P22"><text:tab/><text:tab/><text:tab/>generate list of <text:span text:style-name="T17">time ranges containing </text:span>contiguous <text:span text:style-name="T17">time windows (RMG_EST_SCORE_INTERVAL) which contain a timestamp from that list</text:span></text:p>
      <text:p text:style-name="P25"><text:tab/><text:tab/><text:tab/>for every time range run qraat.srv.signal.Filter()</text:p>
      <text:p text:style-name="P25"><text:tab/><text:tab/><text:tab/><text:tab/>splits data into non-overlapping score intervals starting at times evenly divisible by RMG_EST_SCORE_INTERVAL</text:p>
      <text:p text:style-name="P25"><text:tab/><text:tab/><text:tab/><text:tab/>estimates the transmitter period over that time</text:p>
      <text:p text:style-name="P25"><text:tab/><text:tab/><text:tab/><text:tab/>scores the est records in that interval based on records <text:span text:style-name="T18">with</text:span>in <text:span text:style-name="T18">+/- RMG_EST_SCORE_NEIGHBORHOOD / 2 of that record</text:span></text:p>
      <text:p text:style-name="P9"><text:tab/>output data:</text:p>
      <text:p text:style-name="P25"><text:tab/><text:tab/>interval estimates in estinterval table:</text:p>
      <text:p text:style-name="P25"><text:tab/><text:tab/><text:tab/>deploymentID, siteID, timestamp<text:span text:style-name="T18"> (start of interval window)</text:span>, duration<text:span text:style-name="T18"> (length of interval window)</text:span>, pulse_interval<text:span text:style-name="T18"> (average time between pulses)</text:span>, pulse_variation<text:span text:style-name="T18"> (standard deviation of time between pulses)</text:span></text:p>
      <text:p text:style-name="P25"><text:tab/><text:tab/><text:tab/>one interval estimate per deploymentID per siteID per time</text:p>
      <text:p text:style-name="P25"><text:tab/><text:tab/><text:tab/>old data is deleted</text:p>
      <text:p text:style-name="P25"><text:tab/><text:tab/><text:tab/>new data is appended with increasing ID</text:p>
      <text:p text:style-name="P26"><text:tab/><text:tab/>est scores in estscore table:</text:p>
      <text:p text:style-name="P26"><text:tab/><text:tab/><text:tab/>estID, score, theoretical_score (score if all pulses were present), max_score (highest score in interval window, &lt;= theoretical_score)</text:p>
      <text:p text:style-name="P26"><text:tab/><text:tab/><text:tab/>one score per estID</text:p>
      <text:p text:style-name="P26"><text:tab/><text:tab/><text:tab/>old data is deleted</text:p>
      <text:p text:style-name="P26"><text:tab/><text:tab/><text:tab/>new data is inserted with same estID</text:p>
      <text:p text:style-name="P26"><text:tab/><text:tab/><text:tab/>!!No indication of processing order / reprocessed status!!</text:p>
      <text:p text:style-name="P12"><text:tab/>processing statistics:</text:p>
      <text:p text:style-name="P12"><text:tab/><text:tab/>beginning_timestamp = NULL</text:p>
      <text:p text:style-name="P12"><text:s text:c="2"/><text:tab/><text:tab/>ending_timestamp = <text:span text:style-name="T16">current_unix_timestamp - (current_unix_timestamp mod </text:span><text:soft-page-break/><text:span text:style-name="T16">RMG_EST_SCORE_INTERVAL) + RMG_EST_SCORE_NEIGHBORHOOD / 2</text:span></text:p>
      <text:p text:style-name="P12"><text:tab/><text:tab/>beginning_index = NULL </text:p>
      <text:p text:style-name="P12"><text:tab/><text:tab/>ending_index = NULL</text:p>
      <text:p text:style-name="P12"><text:tab/><text:tab/>number_records_input = <text:span text:style-name="T16">total number of est records selected</text:span></text:p>
      <text:p text:style-name="P12"><text:tab/><text:tab/>number_records_output = <text:span text:style-name="T16">total number of est records scored</text:span></text:p>
      <text:p text:style-name="P12"/>
      <text:p text:style-name="P22">rmg_position_auto:</text:p>
      <text:p text:style-name="P22"><text:tab/><text:tab/>performs bearing and position estimation of scored est records</text:p>
      <text:p text:style-name="P22"><text:tab/><text:tab/>only allows one instance to run at a time</text:p>
      <text:p text:style-name="P22"><text:tab/>rmg_env variables:</text:p>
      <text:p text:style-name="P22"><text:tab/><text:tab/>RMG_POS_EST_THRESHOLD = 0</text:p>
      <text:p text:style-name="P22"><text:tab/><text:tab/><text:tab/>scoring threshold for est records to pass filter</text:p>
      <text:p text:style-name="P22"><text:tab/><text:tab/>RMG_POS_TIME_WINDOW = 30</text:p>
      <text:p text:style-name="P22"><text:tab/><text:tab/><text:tab/>time window, in seconds, over which to average est records into bearings and positions</text:p>
      <text:p text:style-name="P22"><text:tab/><text:tab/>RMG_POS_TIME_STEP = 15</text:p>
      <text:p text:style-name="P22"><text:tab/><text:tab/><text:tab/>time step, in seconds, to advance the time window</text:p>
      <text:p text:style-name="P22"><text:tab/>input data:</text:p>
      <text:p text:style-name="P26"><text:tab/><text:tab/>guaranteed to determine bearing and position estimations for est records with ID greater than <text:span text:style-name="T3">position</text:span> cursor and less than <text:span text:style-name="T3">estscore</text:span> cursor which have <text:span text:style-name="T3">score</text:span> / <text:span text:style-name="T3">theoretical_score</text:span> &gt; RMG_POS_EST_THRESHOLD in the estscore table (filtered_estIDs)</text:p>
      <text:p text:style-name="P20"><text:tab/>outer loop processing:</text:p>
      <text:p text:style-name="P26"><text:tab/><text:tab/>for every deploymentID with est records with ID in filtered_estIDs</text:p>
      <text:p text:style-name="P26"><text:tab/><text:tab/><text:tab/><text:span text:style-name="T16">generate a sorted list of that deploymentID </text:span>filtered_estIDs<text:span text:style-name="T16">' timestamp</text:span></text:p>
      <text:p text:style-name="P23"><text:tab/><text:tab/><text:tab/>generate list of <text:span text:style-name="T17">time ranges containing </text:span>contiguous <text:span text:style-name="T17">time windows</text:span></text:p>
      <text:p text:style-name="P27"><text:tab/><text:tab/><text:tab/>for every time range run qraat.srv.position.estimator</text:p>
      <text:p text:style-name="P10"><text:tab/>output data:</text:p>
      <text:p text:style-name="P27"><text:tab/><text:tab/>bearing estimates in bearing table:</text:p>
      <text:p text:style-name="P27"><text:tab/><text:tab/><text:tab/>deploymentID, siteID, timestamp, bearing, likelihood, activity, number_est_used</text:p>
      <text:p text:style-name="P27"><text:tab/><text:tab/><text:tab/>new records are appended to table with new IDs</text:p>
      <text:p text:style-name="P27"><text:tab/><text:tab/><text:tab/>there can be records with the same deploymentID, siteID, and timestamp</text:p>
      <text:p text:style-name="P27"><text:tab/><text:tab/>position estimates in position table:</text:p>
      <text:p text:style-name="P27"><text:tab/><text:tab/><text:tab/>deploymentID, timestamp, latitude, longitude, easting, northing, utm_zone_number, utm_zone_letter, likelihood, activity, number_est_used</text:p>
      <text:p text:style-name="P27"><text:tab/><text:tab/><text:tab/>new records are appended to table with new IDs</text:p>
      <text:p text:style-name="P27"><text:tab/><text:tab/><text:tab/>there can be records with the same deploymentID and timestamp</text:p>
      <text:p text:style-name="P13"><text:tab/>processing statistics:</text:p>
      <text:p text:style-name="P14"><text:tab/><text:span text:style-name="T19"><text:tab/></text:span>beginning_timestamp = NULL</text:p>
      <text:p text:style-name="P14"><text:s text:c="2"/><text:tab/><text:tab/>ending_timestamp = <text:span text:style-name="T19">NULL</text:span></text:p>
      <text:p text:style-name="P14"><text:tab/><text:tab/>beginning_index = <text:span text:style-name="T7">position</text:span><text:span text:style-name="T19"> cursor + 1</text:span></text:p>
      <text:p text:style-name="P14"><text:tab/><text:tab/>ending_index = <text:span text:style-name="T19">max estID processed</text:span></text:p>
      <text:p text:style-name="P14"><text:tab/><text:tab/>number_records_input = <text:span text:style-name="T16">total number of est records in filtered_estIDs</text:span></text:p>
      <text:p text:style-name="P14"><text:tab/><text:tab/>number_records_output = <text:span text:style-name="T16">total number of positions inserted</text:span></text:p>
      <text:p text:style-name="P14"/>
      <text:p text:style-name="P28">rmg_track_auto:</text:p>
      <text:p text:style-name="P28"><text:tab/><text:tab/>performs track filtering of new position estimates</text:p>
      <text:p text:style-name="P24"><text:tab/><text:tab/>only allows one instance to run at a time</text:p>
      <text:p text:style-name="P24"><text:tab/>rmg_env variables:</text:p>
      <text:p text:style-name="P28"><text:tab/><text:tab/>None<text:span text:style-name="T20">, !!needs hard-coded variables moved to rmg_env!!</text:span></text:p>
      <text:p text:style-name="P24"><text:tab/>input data:</text:p>
      <text:p text:style-name="P28"><text:soft-page-break/><text:tab/><text:tab/>positions which have an ID &gt; <text:span text:style-name="T3">track_pos</text:span> cursor</text:p>
      <text:p text:style-name="P21"><text:tab/>outer loop processing:</text:p>
      <text:p text:style-name="P28"><text:tab/><text:tab/>for every deploymentID with positions with ID &gt; <text:span text:style-name="T3">track_pos</text:span> cursor</text:p>
      <text:p text:style-name="P28"><text:tab/><text:tab/><text:tab/><text:span text:style-name="T20">for each non-overlapping 4 hour (hard-coded) time window with such position record</text:span></text:p>
      <text:p text:style-name="P29"><text:tab/><text:tab/><text:tab/><text:tab/><text:span text:style-name="T21">determine the independent track during this window</text:span></text:p>
      <text:p text:style-name="P34"><text:tab/>output data:</text:p>
      <text:p text:style-name="P35"><text:tab/><text:tab/><text:span text:style-name="T8">track_pos</text:span><text:span text:style-name="T22"> table</text:span></text:p>
      <text:p text:style-name="P36"><text:tab/><text:tab/><text:tab/>ID, positionID, deploymentID, timestamp</text:p>
      <text:p text:style-name="P36"><text:tab/><text:tab/><text:tab/>delete all records with timestamp over calculated window</text:p>
      <text:p text:style-name="P36"><text:tab/><text:tab/><text:tab/>append positions that belong to the calculated track</text:p>
      <text:p text:style-name="P15"><text:tab/>processing statistics:</text:p>
      <text:p text:style-name="P15"><text:tab/><text:span text:style-name="T19"><text:tab/></text:span>beginning_timestamp = <text:span text:style-name="T22">NULL</text:span></text:p>
      <text:p text:style-name="P15"><text:s text:c="2"/><text:tab/><text:tab/>ending_timestamp = <text:span text:style-name="T22">NULL</text:span></text:p>
      <text:p text:style-name="P15"><text:tab/><text:tab/>beginning_index = <text:span text:style-name="T8">track_pos</text:span><text:span text:style-name="T22"> cursor</text:span></text:p>
      <text:p text:style-name="P15"><text:tab/><text:tab/>ending_index = <text:span text:style-name="T23">maximum index included in a track</text:span></text:p>
      <text:p text:style-name="P15"><text:tab/><text:tab/>number_records_input = <text:span text:style-name="T23">number of positions with ID &gt; </text:span><text:span text:style-name="T9">track_pos</text:span><text:span text:style-name="T23"> cursor</text:span></text:p>
      <text:p text:style-name="P15"><text:tab/><text:tab/>number_records_output = <text:span text:style-name="T23">number of positions written to </text:span><text:span text:style-name="T9">track_pos</text:span><text:span text:style-name="T23"> tab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6T15:35:55.015669863</meta:creation-date>
    <dc:date>2015-01-20T15:03:42.982888527</dc:date>
    <meta:editing-duration>PT1H26M32S</meta:editing-duration>
    <meta:editing-cycles>7</meta:editing-cycles>
    <meta:generator>LibreOffice/4.2.7.2$Linux_X86_64 LibreOffice_project/420m0$Build-2</meta:generator>
    <meta:document-statistic meta:table-count="0" meta:image-count="0" meta:object-count="0" meta:page-count="4" meta:paragraph-count="139" meta:word-count="959" meta:character-count="7405" meta:non-whitespace-character-count="6272"/>
  </office:meta>
</office:document-meta>
</file>